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 CJK TC1" svg:font-family="'Noto Sans CJK TC'" style:font-family-generic="swiss"/>
    <style:font-face style:name="jf open 粉圓 1.1" svg:font-family="'jf open 粉圓 1.1'" style:font-adornments="標準" style:font-pitch="variable"/>
    <style:font-face style:name="jf open 粉圓 1.11" svg:font-family="'jf open 粉圓 1.1'" style:font-adornments="粗體" style:font-pitch="variable"/>
    <style:font-face style:name="jf open 粉圓 1.12" svg:font-family="'jf open 粉圓 1.1'" style:font-adornments="義式粗斜體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TC" svg:font-family="'Noto Sans CJK TC'" style:font-family-generic="system" style:font-pitch="variable"/>
    <style:font-face style:name="Noto Serif CJK TC" svg:font-family="'Noto Serif CJK TC'" style:font-family-generic="system" style:font-pitch="variable"/>
  </office:font-face-decls>
  <office:automatic-styles>
    <style:style style:name="P1" style:family="paragraph" style:parent-style-name="Heading_20_2">
      <style:text-properties officeooo:paragraph-rsid="00171432"/>
    </style:style>
    <style:style style:name="P2" style:family="paragraph" style:parent-style-name="Heading_20_2">
      <style:paragraph-properties fo:break-before="page"/>
    </style:style>
    <style:style style:name="P3" style:family="paragraph" style:parent-style-name="Heading_20_3">
      <style:text-properties fo:font-weight="bold" style:font-weight-asian="bold" style:font-weight-complex="bold"/>
    </style:style>
    <style:style style:name="P4" style:family="paragraph" style:parent-style-name="Heading_20_3">
      <style:text-properties officeooo:paragraph-rsid="00171432"/>
    </style:style>
    <style:style style:name="P5" style:family="paragraph" style:parent-style-name="Standard">
      <style:paragraph-properties fo:text-align="center" style:justify-single-word="false"/>
      <style:text-properties fo:font-size="68.5500030517578pt" officeooo:rsid="000b9bb5" officeooo:paragraph-rsid="000b9bb5" style:font-size-asian="60pt" style:font-size-complex="68.5500030517578pt"/>
    </style:style>
    <style:style style:name="P6" style:family="paragraph" style:parent-style-name="Text_20_body">
      <style:text-properties officeooo:paragraph-rsid="0013b9c1"/>
    </style:style>
    <style:style style:name="P7" style:family="paragraph" style:parent-style-name="Text_20_body">
      <style:text-properties officeooo:paragraph-rsid="00144b65"/>
    </style:style>
    <style:style style:name="P8" style:family="paragraph" style:parent-style-name="Text_20_body">
      <style:text-properties officeooo:paragraph-rsid="00171432"/>
    </style:style>
    <style:style style:name="P9" style:family="paragraph" style:parent-style-name="Text_20_body">
      <style:text-properties officeooo:paragraph-rsid="0018e631"/>
    </style:style>
    <style:style style:name="P10" style:family="paragraph" style:parent-style-name="Heading_20_2">
      <style:paragraph-properties>
        <style:tab-stops>
          <style:tab-stop style:position="11.562cm"/>
        </style:tab-stops>
      </style:paragraph-properties>
      <style:text-properties fo:font-weight="bold" officeooo:paragraph-rsid="0019c135" style:font-weight-asian="bold" style:font-weight-complex="bold"/>
    </style:style>
    <style:style style:name="P11" style:family="paragraph" style:parent-style-name="Heading_20_3">
      <style:text-properties officeooo:paragraph-rsid="0019c135"/>
    </style:style>
    <style:style style:name="P12" style:family="paragraph" style:parent-style-name="Heading_20_3">
      <style:text-properties officeooo:paragraph-rsid="000d7383"/>
    </style:style>
    <style:style style:name="P13" style:family="paragraph" style:parent-style-name="Text_20_body">
      <style:text-properties officeooo:paragraph-rsid="0019c135"/>
    </style:style>
    <style:style style:name="P14" style:family="paragraph" style:parent-style-name="Text_20_body">
      <style:text-properties officeooo:paragraph-rsid="001b682c"/>
    </style:style>
    <style:style style:name="T1" style:family="text">
      <style:text-properties officeooo:rsid="0013b9c1"/>
    </style:style>
    <style:style style:name="T2" style:family="text">
      <style:text-properties fo:color="#000000"/>
    </style:style>
    <style:style style:name="T3" style:family="text">
      <style:text-properties fo:color="#000000" officeooo:rsid="0013b9c1"/>
    </style:style>
    <style:style style:name="T4" style:family="text">
      <style:text-properties fo:color="#5983b0"/>
    </style:style>
    <style:style style:name="T5" style:family="text">
      <style:text-properties fo:color="#5983b0" fo:font-weight="normal" style:font-weight-asian="normal" style:font-weight-complex="normal"/>
    </style:style>
    <style:style style:name="T6" style:family="text">
      <style:text-properties fo:color="#5983b0" officeooo:rsid="00144b65"/>
    </style:style>
    <style:style style:name="T7" style:family="text">
      <style:text-properties fo:color="#5983b0" officeooo:rsid="00147a85"/>
    </style:style>
    <style:style style:name="T8" style:family="text">
      <style:text-properties fo:color="#5983b0" officeooo:rsid="00171432"/>
    </style:style>
    <style:style style:name="T9" style:family="text">
      <style:text-properties fo:color="#5983b0" officeooo:rsid="0019c135"/>
    </style:style>
    <style:style style:name="T10" style:family="text">
      <style:text-properties fo:color="#5983b0" officeooo:rsid="001b50d8"/>
    </style:style>
    <style:style style:name="T11" style:family="text">
      <style:text-properties officeooo:rsid="00144b65"/>
    </style:style>
    <style:style style:name="T12" style:family="text">
      <style:text-properties officeooo:rsid="00147a85"/>
    </style:style>
    <style:style style:name="T13" style:family="text">
      <style:text-properties officeooo:rsid="00164d9d"/>
    </style:style>
    <style:style style:name="T14" style:family="text">
      <style:text-properties officeooo:rsid="00171432"/>
    </style:style>
    <style:style style:name="T15" style:family="text">
      <style:text-properties officeooo:rsid="0018e631"/>
    </style:style>
    <style:style style:name="T16" style:family="text">
      <style:text-properties officeooo:rsid="0019c135"/>
    </style:style>
    <style:style style:name="T17" style:family="text">
      <style:text-properties officeooo:rsid="001b50d8"/>
    </style:style>
    <style:style style:name="T18" style:family="text">
      <style:text-properties officeooo:rsid="001b682c"/>
    </style:style>
    <style:style style:name="T19" style:family="text">
      <style:text-properties style:font-name="jf open 粉圓 1.1" fo:font-size="14pt" officeooo:rsid="001b682c" style:font-name-asian="jf open 粉圓 1.1" style:font-size-asian="14pt"/>
    </style:style>
    <style:style style:name="T20" style:family="text">
      <style:text-properties officeooo:rsid="001b988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ext:p text:style-name="P5"/>
      <text:p text:style-name="P5"/>
      <text:p text:style-name="P5"/>
      <text:p text:style-name="P5">國立臺灣師範大學</text:p>
      <text:p text:style-name="P5">資訊工程學系</text:p>
      <text:h text:style-name="P2" text:outline-level="2">壹、家庭背景與啟蒙</text:h>
      <text:p text:style-name="P6"><text:tab/>我是來自台北市成功高中的陳宏彰，爸爸<text:span text:style-name="T1">是</text:span>師大資訊所碩士<text:span text:style-name="T1">，現在是外商公司的資深</text:span>軟體主管，媽媽<text:span text:style-name="T1">是師大教育研究所碩士，現在在高中服務</text:span>。<text:span text:style-name="T4">爸爸媽媽重視對我的教育</text:span><text:span text:style-name="T3">，他們</text:span><text:span text:style-name="T2">鼓勵</text:span><text:span text:style-name="T3">、引導</text:span><text:span text:style-name="T2">我探索各種興趣</text:span>，當我展現出對程式的興趣時，爸爸親自帶我入門程式的領域。國小的時候，爸爸就告訴我很多電腦的知識，例如邏輯閘的運算、迴圈的概念以及命令環境的操作等等。</text:p>
      <text:h text:style-name="P1" text:outline-level="2"><text:span text:style-name="T14">貳</text:span>、個人特質與能力</text:h>
      <text:h text:style-name="P4" text:outline-level="3">一、解決<text:span text:style-name="T15">與</text:span>問題</text:h>
      <text:p text:style-name="P8"><text:tab/>在爸爸的引導下，我從小就培養了上網查資料的能力。探討完一個問題後，我會將心得寫在部落格（ <text:a xlink:type="simple" xlink:href="https://simba-fs.github.io/" text:style-name="Internet_20_link" text:visited-style-name="Visited_20_Internet_20_Link">https://simba-fs.github.io</text:a> ），如果其他人也有相同問題，也可以參考我的作法。<text:span text:style-name="T4">透過版本控制</text:span><text:span text:style-name="T8">，追索自己開發的歷程，是解決問題很重要的關鍵</text:span><text:span text:style-name="T14">。例如</text:span>，我在寫網頁的時候發現右側都會有一個不屬於任何元素的空白區塊，透過 git log 的盤查，才發現原來是因為偽元素造成的，在修改錯誤的 CSS 之後就能夠正常顯示了。</text:p>
      <text:h text:style-name="P4" text:outline-level="3">二、熱忱與嘗試</text:h>
      <text:p text:style-name="P9"><text:tab/><text:span text:style-name="T4">在社團接下教學和網管兩個幹部的工作，每個星期一堂的社課，還要負責四社聯合的放學社課以及社團伺服器的建置與管理</text:span>。這些對還是高中生的我來說<text:span text:style-name="T15">，</text:span>都是新的嘗試，<text:span text:style-name="T15">能</text:span>拓展我的視野。<text:span text:style-name="T15">在參與社團的同時，維持穩定良好的學習，高三時班級排名第三名。</text:span></text:p>
      <text:h text:style-name="P4" text:outline-level="3">三、溝通<text:span text:style-name="T15">與</text:span>協調</text:h>
      <text:p text:style-name="P8"><text:tab/>我曾經和友社的夥伴一起籌辦聯課活動，擔任成功電研<text:span text:style-name="T15">社</text:span>的主辦人<text:span text:style-name="T16">，包辦</text:span>規劃課程、邀請講師、設計活動，<text:span text:style-name="T16">更</text:span>需要<text:span text:style-name="T16">和他校</text:span>主辦人溝通、和社團總務確認財務情形、與講師演練上課內容<text:span text:style-name="T16">。需要投注心力的</text:span>人事物真的很多，<text:span text:style-name="T4">時有意見不合</text:span><text:span text:style-name="T9">，但是在我們溝通與協調之後，都順利解決了</text:span><text:span text:style-name="T16">。</text:span></text:p>
      <text:h text:style-name="P10" text:outline-level="2"><text:span text:style-name="T14">參</text:span>、學習經歷</text:h>
      <text:h text:style-name="P3" text:outline-level="3">一、國小 - Scratch、App Inventor</text:h>
      <text:p text:style-name="Text_20_body"><text:tab/>Scratch 是我接觸的第一個程式語言。還記得當時看到一顆小球可以在螢幕上滾動時有多麼興奮。小學四年級整個寒假都在研究 Scratch，做出模擬自<text:soft-page-break/>由落體、應用內切與外接多邊形求圓周率的程式。後來接觸 App Inventor 2，在這段時間我也嘗試了 LOGO 的 NXT、EV3、mbot 機器人。經過探索的歷程，<text:span text:style-name="T5">我發現我喜歡的不只是組裝機器人，更是能讓機器人動起來的程式</text:span><text:span text:style-name="T2">。</text:span></text:p>
      <text:h text:style-name="Heading_20_3" text:outline-level="3">二、國中 - C 語言</text:h>
      <text:p text:style-name="Text_20_body"><text:tab/>國中時因為資訊組長的鼓勵參加了 egame 達客飆程式，我獲得第一名的榮譽，後來在老師的推薦下參加 2017 年的 NPCS，在模擬賽中拿下第 11 名。然而因為練習不足在正式比賽時無緣晉級決賽，這次的比賽經驗，使我<text:span text:style-name="T4">認識到自己在程式方面還有所不足，激發我更認真紮實學習</text:span>。</text:p>
      <text:h text:style-name="P12" text:outline-level="3">三、高中 - 英<text:span text:style-name="T17">文、</text:span>nodejs、HTML/CSS/JS、Linux</text:h>
      <text:h text:style-name="Heading_20_4" text:outline-level="4">（<text:span text:style-name="T17">一</text:span>）英文</text:h>
      <text:p text:style-name="P14"><text:tab/>高中時<text:span text:style-name="T17">，我很幸運遇到兩位非常認真而且有經驗的英文老師。他們對我的訓練讓我的英文實力突飛猛進</text:span><text:span text:style-name="T18">。</text:span><text:span text:style-name="T17">透過大量的閱讀</text:span><text:span text:style-name="T18">與</text:span><text:span text:style-name="T17">口說練習，幫助我通過了</text:span><text:span text:style-name="T10">全民英檢中高級閱讀與聽力測驗以及多益 825 分</text:span><text:span text:style-name="T17">。英文能力對我來說不只是課業上的成就，更使我可以閱讀最新的英文科技文獻，吸收新知</text:span><text:span text:style-name="T18">，例如</text:span><text:span text:style-name="T17">dev.to</text:span><text:span text:style-name="T18">、</text:span><text:span text:style-name="T19">MDN</text:span><text:span text:style-name="T17"> 還有stackoverflow 等網站都是我</text:span><text:span text:style-name="T18">的</text:span><text:span text:style-name="T17">學</text:span><text:span text:style-name="T18">習資源。</text:span></text:p>
      <text:h text:style-name="Heading_20_4" text:outline-level="4">（<text:span text:style-name="T17">二</text:span>）學校課程</text:h>
      <text:p text:style-name="Text_20_body"><text:tab/>在高一時因為我就對資訊領域有極大的興趣，所以電腦課時我總是認真聽，課後還會做延伸學習，dev.to、 <text:span text:style-name="T19">MDN</text:span>、ithome、stackoverflow 等網站都是我的良師益友。除了必修的資訊課以外，特色課程我也選了和資訊相關的課程：「科技倫理」這堂課藉由發想、討論來探討<text:span text:style-name="T6">在</text:span><text:span text:style-name="T4">資訊快速發展下，人與人之間的相處</text:span>。例如經典的電車難題、複製人、AI 身份監控等等。在「python 線上課程」中，教授用 python 幫我解析 APCS 考古題，一步一步帶我們解題，高一時我就取得了 APCS 觀念四<text:span text:style-name="T11">級</text:span>、實<text:span text:style-name="T11">作</text:span>三<text:span text:style-name="T11">級</text:span>的成績。「嵌入式系統開發與實作」主要是熟悉 Arduino 和各種感應器，在門堂課我做了一個 4x4x4 的 LED cube，可以當作擺飾。</text:p>
      <text:h text:style-name="Heading_20_4" text:outline-level="4">（<text:span text:style-name="T17">三</text:span>）電子計算機研習社</text:h>
      <text:h text:style-name="Heading_20_5" text:outline-level="5">1. 幹部：網管</text:h>
      <text:p text:style-name="P7"><text:tab/>原本社團只有線上解題系統，託管在學校網路中心，操作伺服器都要到網路中心，非常浪費時間。為了解決遠端管理的問題，我將伺服器從網路中心搬回社辦的一台桌機，<text:span text:style-name="T4">建立的服務有 gitea、短網址、線上解題系統，並重建</text:span><text:soft-page-break/><text:span text:style-name="T4">了傳承十幾年的 BBS</text:span>。我們還申請專屬於社團的域名（ <text:a xlink:type="simple" xlink:href="http://CKCSC.net/" text:style-name="Internet_20_link" text:visited-style-name="Visited_20_Internet_20_Link">CKCSC.net</text:a> ）。另外還製作社團的網頁（ <text:a xlink:type="simple" xlink:href="https://ckcsc.simba-fs.dev/" text:style-name="Internet_20_link" text:visited-style-name="Visited_20_Internet_20_Link">https://ckcsc.simba-fs.dev/</text:a> ），不時更新社團活動資訊與照片。 </text:p>
      <text:p text:style-name="P7"><text:tab/>在接任網管期間，為了備課我研究了學校學生主機的系統，<text:span text:style-name="T4">發現學校的伺服器存在巨大資安漏洞</text:span><text:span text:style-name="T11">，</text:span>在 /root 目錄下有<text:span text:style-name="T11">，以明文存放高一與高二學生的學號與身份證字號對照表，而且又沒有限制讀取權限，</text:span>這些剛好是校務行政系統、校內個人申請選填系統的預設帳號密碼。若是被有心人士取得恐怕會造成更大的危機，於是我主動通報學校處理，獲得師長的肯定，獲得小功一支。</text:p>
      <text:h text:style-name="Heading_20_5" text:outline-level="5">2. 幹部：教學</text:h>
      <text:p text:style-name="Text_20_body"><text:tab/>在高二的時候我每個星期負責上一堂社課，上學期是四校（成功、建中、中山、景美）聯合放學社課，教學內容是 JavaScript。從備課的過程中我對 JS 有更深一層的了&gt;解; 下學期是社內的課，教學內容是 Linux 指令操作，從檔案操作到架設伺服器。在一整個班面前講課讓我學了很多寶貴的經驗，為了確保知識的正確性，<text:span text:style-name="T4">我查證、整理了很多我以前沒有注意的細節，</text:span><text:span text:style-name="T7">同時</text:span><text:span text:style-name="T4">也訓練了我的口條，在人群面前講話更有條理</text:span>。</text:p>
      <text:h text:style-name="Heading_20_4" text:outline-level="4">（<text:span text:style-name="T17">四</text:span>）自學程式</text:h>
      <text:p text:style-name="P8"><text:tab/>我開始自學 nodejs <text:span text:style-name="T12">的初衷是為了自己製作</text:span> Discord 聊天機器人，經過各種研究之後，並將成果放在 GitHub ( <text:a xlink:type="simple" xlink:href="https://github.com/simba-fs" text:style-name="Internet_20_link" text:visited-style-name="Visited_20_Internet_20_Link">https://github.com/simba-fs</text:a> )<text:span text:style-name="T13">。從這個時候開始</text:span><text:span text:style-name="T12">，我學習到</text:span><text:span text:style-name="T7">系統性程式開發流程的重要性</text:span><text:span text:style-name="T12">，</text:span><text:span text:style-name="T14">並</text:span><text:span text:style-name="T12">將學習的方向延伸到網頁程式設計</text:span>。在做專案的過程中，補足很多以前我所不熟悉的知識，例如資料庫存取、docker 管理、 架設和管理個人伺服器等等。</text:p>
      <text:h text:style-name="Heading_20_4" text:outline-level="4">（<text:span text:style-name="T17">五</text:span>）校外活動</text:h>
      <text:p text:style-name="P13"><text:tab/>高二時，我在 SITCON 主辦的 Hour of Coding <text:span text:style-name="T4">擔任志工，教小學生寫程式，啟發他們對程式的興趣</text:span>。升高三的暑假我參加在中研院舉辦的學生計算機年會 SITCON，印象最深刻的是李宏毅教授的「機器學習的關鍵下一步」，其中談到目前機器學習技術上的障礙以及普及的困難度，他提出了幾項神經網路現在所面臨的問題，像是會誤判等等，每一項都令我受益良多。</text:p>
      <text:h text:style-name="P11" text:outline-level="3">四、自我實現，築夢踏實</text:h>
      <text:p text:style-name="Text_20_body"><text:tab/>從小我對於未來有很多的幻想，<text:span text:style-name="T4">在探索的過程中，漸漸喜歡程式開發</text:span>。自學 C/C++、nodejs，沉浸在圖書館程式相關書海裡。在高中，因為擔任社團網管的緣故，學習伺服器的管理。 但是我還記得小時候的點子：想要幫二姨的<text:soft-page-break/>早餐店做線上點餐程式，以解決人手不足、客人等候太久的問題。以當時國小剛接觸程式沒多久的我，卻要做出這麼複雜、需要前後端溝通、資料庫的系統，實在是超出我當時的能力範圍，這個想法一直在我腦海中催促著我不斷進步。現在，<text:span text:style-name="T4">我想學更多先進技術，堅定的朝著夢想前進</text:span>。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 CJK TC1" svg:font-family="'Noto Sans CJK TC'" style:font-family-generic="swiss"/>
    <style:font-face style:name="jf open 粉圓 1.1" svg:font-family="'jf open 粉圓 1.1'" style:font-adornments="標準" style:font-pitch="variable"/>
    <style:font-face style:name="jf open 粉圓 1.11" svg:font-family="'jf open 粉圓 1.1'" style:font-adornments="粗體" style:font-pitch="variable"/>
    <style:font-face style:name="jf open 粉圓 1.12" svg:font-family="'jf open 粉圓 1.1'" style:font-adornments="義式粗斜體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TC" svg:font-family="'Noto Sans CJK TC'" style:font-family-generic="system" style:font-pitch="variable"/>
    <style:font-face style:name="Noto Serif CJK TC" svg:font-family="'Noto Serif CJK T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TC" style:font-size-asian="10.5pt" style:language-asian="zh" style:country-asian="TW" style:font-name-complex="Noto Sans CJK TC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TC" style:font-size-asian="10.5pt" style:language-asian="zh" style:country-asian="TW" style:font-name-complex="Noto Sans CJK TC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jf open 粉圓 1.1" fo:font-family="'jf open 粉圓 1.1'" style:font-style-name="標準" style:font-pitch="variable" style:font-name-asian="jf open 粉圓 1.1" style:font-family-asian="'jf open 粉圓 1.1'" style:font-style-name-asian="標準" style:font-pitch-asian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TC" style:font-family-asian="'Noto Sans CJK TC'" style:font-family-generic-asian="system" style:font-pitch-asian="variable" style:font-size-asian="14pt" style:font-name-complex="Noto Sans CJK TC" style:font-family-complex="'Noto Sans CJK T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50%"/>
      <style:text-properties fo:font-size="14pt" style:font-size-asian="14pt"/>
    </style:style>
    <style:style style:name="List" style:family="paragraph" style:parent-style-name="Text_20_body" style:class="list">
      <style:text-properties style:font-size-asian="12pt" style:font-name-complex="Noto Sans CJK TC1" style:font-family-complex="'Noto Sans CJK TC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CJK TC1" style:font-family-complex="'Noto Sans CJK T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TC1" style:font-family-complex="'Noto Sans CJK TC'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  <style:text-properties fo:font-size="20pt" style:font-size-asian="2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jf open 粉圓 1.12" fo:font-family="'jf open 粉圓 1.1'" style:font-style-name="義式粗斜體" style:font-pitch="variable" fo:font-size="24pt" fo:font-style="normal" fo:font-weight="bold" style:font-name-asian="jf open 粉圓 1.11" style:font-family-asian="'jf open 粉圓 1.1'" style:font-style-name-asian="粗體" style:font-pitch-asian="variable" style:font-size-asian="24pt" style:font-weight-asian="bold" style:font-name-complex="Noto Sans CJK TC" style:font-family-complex="'Noto Sans CJK TC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jf open 粉圓 1.11" fo:font-family="'jf open 粉圓 1.1'" style:font-style-name="粗體" style:font-pitch="variable" fo:font-size="21pt" fo:font-weight="bold" style:font-name-asian="jf open 粉圓 1.11" style:font-family-asian="'jf open 粉圓 1.1'" style:font-style-name-asian="粗體" style:font-pitch-asian="variable" style:font-size-asian="21pt" style:font-weight-asian="bold" style:font-name-complex="Noto Sans CJK TC" style:font-family-complex="'Noto Sans CJK TC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jf open 粉圓 1.12" fo:font-family="'jf open 粉圓 1.1'" style:font-style-name="義式粗斜體" style:font-pitch="variable" fo:font-size="20pt" fo:font-style="normal" fo:font-weight="bold" style:font-name-asian="jf open 粉圓 1.11" style:font-family-asian="'jf open 粉圓 1.1'" style:font-style-name-asian="粗體" style:font-pitch-asian="variable" style:font-size-asian="20pt" style:font-weight-asian="bold" style:font-name-complex="Noto Sans CJK TC" style:font-family-complex="'Noto Sans CJK TC'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style:font-name="jf open 粉圓 1.12" fo:font-family="'jf open 粉圓 1.1'" style:font-style-name="義式粗斜體" style:font-pitch="variable" fo:font-size="16pt" fo:font-style="normal" fo:font-weight="bold" style:font-name-asian="jf open 粉圓 1.11" style:font-family-asian="'jf open 粉圓 1.1'" style:font-style-name-asian="粗體" style:font-pitch-asian="variable" style:font-size-asian="16pt" style:font-weight-asian="bold" style:font-name-complex="Noto Sans CJK TC" style:font-family-complex="'Noto Sans CJK TC'" style:font-family-generic-complex="system" style:font-pitch-complex="variable" style:font-size-complex="10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8T19:20:50.327721034</meta:creation-date>
    <dc:date>2021-03-08T22:02:25.633458116</dc:date>
    <meta:editing-duration>PT32M1S</meta:editing-duration>
    <meta:editing-cycles>5</meta:editing-cycles>
    <meta:generator>LibreOffice/6.4.6.2$Linux_X86_64 LibreOffice_project/40$Build-2</meta:generator>
    <meta:document-statistic meta:table-count="0" meta:image-count="0" meta:object-count="0" meta:page-count="5" meta:paragraph-count="33" meta:word-count="2383" meta:character-count="2803" meta:non-whitespace-character-count="2702"/>
  </office:meta>
</office:document-meta>
</file>